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modern" style:font-pitch="fixed" style:name="MS Gothic" svg:font-family="MS Gothic" svg:panose-1="2 11 6 9 7 2 5 8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7dac4d" style:parent-style-name="Normal">
      <style:paragraph-properties fo:break-before="page"/>
    </style:style>
  </office:automatic-styles>
  <office:body>
    <office:text>
      <text:p text:style-name="a7dac4d">Big table<text:s/>jetzt:</text:p>
      <text:p>This table was too large!</text:p>
      <text:p text:style-name="Normal">Da war sie…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modern" style:font-pitch="fixed" style:name="MS Gothic" svg:font-family="MS Gothic" svg:panose-1="2 11 6 9 7 2 5 8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15%" fo:margin-bottom="3.53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MS Mincho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Default Paragraph Font" style:family="text" style:name="DefaultParagraphFont" style:parent-style-name="default_character_style"/>
    <style:default-style style:family="graphic">
      <style:graphic-properties draw:fill="solid" draw:fill-color="#4f81bd"/>
    </style:default-style>
    <style:style style:display-name="Light Shading Accent 1" style:family="table" style:name="LightShading-Accent1" style:parent-style-name="TableNormal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38</dc:date>
    <meta:editing-cycles>2</meta:editing-cycles>
    <meta:editing-duration>PT0.038S</meta:editing-duration>
  </office:meta>
</office:document-meta>
</file>